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Frame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Frame.getNewProfil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Rol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Profil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Settings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minFrame.connectActionTa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dminFrame.connect( ConnectionInfo connectInfo , Application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minFrame.getApplicati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NewGroup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valueChanged( TreeSelectionEvent 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dminFrame.getNewRol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minFrame.getSaveToolbar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minFrame.getDisconnect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dminFrame.doLoad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dminFrame.getDisconnect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dminFram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dminFrame.getLeftNavig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minFrame.getConfigurationFi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Frame.getMain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minFrame.getFile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minFrame.getJSpli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minFrame.getClose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minFrame.getPermissi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Exit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dminFrame.setInstallationLayout( TriplesecInstallation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Frame.getNewUser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Connect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dminFrame.getMainToolB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minFrame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Frame.Admin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Connect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dminFrame.getGroup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Conne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Frame.getLoadSettings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dminFrame.getNewApplicati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User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minFrame.doConnectDialog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AdminFrame.getRight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dminFrame.getCloseToolbar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minFrame.performDis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dminFrame.getNewPermissi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getOpenToolbar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dminFrame.getEmpty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minFrame.openActionTa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minFram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minFrame.setStatusMessage( String msg , Icon 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minFrame.getOpen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dminFrame.getMainMenuB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minFrame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minFrame.getStatu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dminFrame.getSave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minFrame.getConnection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minFrame.getEditSettingsMenuIte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